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20" text:continue-numbering="true" text:continue-list="list_Progress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2" text:continue-numbering="true" text:continue-list="list_Progress (Dashboard)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rogress (Dashboard)23" text:continue-numbering="true" text:continue-list="list_Progress (Dashboard)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4" text:continue-numbering="true" text:continue-list="list_Progress (Dashboard)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5" text:continue-numbering="true" text:continue-list="list_Progress (Dashboard)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6"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